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12000001DB5D4EDC60.png" manifest:media-type="image/png"/>
  <manifest:file-entry manifest:full-path="Pictures/10000000000003090000022B2373943C.png" manifest:media-type="image/png"/>
  <manifest:file-entry manifest:full-path="Pictures/10000201000002F8000000CAEDE7A4C7.png" manifest:media-type="image/png"/>
  <manifest:file-entry manifest:full-path="Pictures/100002010000041A00000117C18CE9AD.png" manifest:media-type="image/png"/>
  <manifest:file-entry manifest:full-path="Pictures/100000000000026D000000D379FC24A4.png" manifest:media-type="image/png"/>
  <manifest:file-entry manifest:full-path="Pictures/10000201000002100000015C3D5E0FFF.png" manifest:media-type="image/png"/>
  <manifest:file-entry manifest:full-path="Pictures/1000000000000287000000E7B41090BF.png" manifest:media-type="image/png"/>
  <manifest:file-entry manifest:full-path="Pictures/100000000000029D000001BEA4EFC275.png" manifest:media-type="image/png"/>
  <manifest:file-entry manifest:full-path="Pictures/10000201000002100000015C9421FD1F.png" manifest:media-type="image/png"/>
  <manifest:file-entry manifest:full-path="Pictures/10000201000000D80000009BC3F7B62C.png" manifest:media-type="image/png"/>
  <manifest:file-entry manifest:full-path="Pictures/100000000000029F000001B4C9A877AF.png" manifest:media-type="image/png"/>
  <manifest:file-entry manifest:full-path="Pictures/10000000000002470000013B45F57BF7.png" manifest:media-type="image/png"/>
  <manifest:file-entry manifest:full-path="Pictures/10000000000000CD000000C841578EDA.png" manifest:media-type="image/png"/>
  <manifest:file-entry manifest:full-path="Pictures/10000201000002100000011B50C91177.png" manifest:media-type="image/png"/>
  <manifest:file-entry manifest:full-path="Pictures/100000000000021C00000126EBEC86C1.png" manifest:media-type="image/png"/>
  <manifest:file-entry manifest:full-path="Pictures/1000020100000216000000C9F7D4430E.png" manifest:media-type="image/png"/>
  <manifest:file-entry manifest:full-path="Pictures/1000000000000256000001B62E0A2B63.png" manifest:media-type="image/png"/>
  <manifest:file-entry manifest:full-path="Pictures/10000000000002E2000000CCA0B30381.png" manifest:media-type="image/png"/>
  <manifest:file-entry manifest:full-path="Pictures/100000000000015D000000D9750A06FC.png" manifest:media-type="image/png"/>
  <manifest:file-entry manifest:full-path="Pictures/100000000000035F0000019F4AB5DFD2.png" manifest:media-type="image/png"/>
  <manifest:file-entry manifest:full-path="Pictures/10000201000002100000015CC5AEB524.png" manifest:media-type="image/png"/>
  <manifest:file-entry manifest:full-path="Pictures/1000020100000210000000C2DAF3A4FE.png" manifest:media-type="image/png"/>
  <manifest:file-entry manifest:full-path="Pictures/10000201000002100000015C5CF5E370.png" manifest:media-type="image/png"/>
  <manifest:file-entry manifest:full-path="Pictures/100000000000029C000001B9C0035313.png" manifest:media-type="image/png"/>
  <manifest:file-entry manifest:full-path="Pictures/100002010000014F00000081B03208A5.png" manifest:media-type="image/png"/>
  <manifest:file-entry manifest:full-path="Pictures/10000201000001FB0000010ACDC83E46.png" manifest:media-type="image/png"/>
  <manifest:file-entry manifest:full-path="Pictures/10000201000002100000015C7444DE9D.png" manifest:media-type="image/png"/>
  <manifest:file-entry manifest:full-path="Pictures/100000000000027B00000045DB38133A.png" manifest:media-type="image/png"/>
  <manifest:file-entry manifest:full-path="Pictures/100000000000012F0000016B0E3F4435.png" manifest:media-type="image/png"/>
  <manifest:file-entry manifest:full-path="Pictures/10000000000001520000012DBB0CCEB3.png" manifest:media-type="image/png"/>
  <manifest:file-entry manifest:full-path="Pictures/10000201000002100000015CE43C810C.png" manifest:media-type="image/png"/>
  <manifest:file-entry manifest:full-path="Pictures/1000020100000251000000F61E24FAB0.png" manifest:media-type="image/png"/>
  <manifest:file-entry manifest:full-path="Pictures/1000020100000188000000EB3A1ACA9A.png" manifest:media-type="image/png"/>
  <manifest:file-entry manifest:full-path="Pictures/10000000000001EB0000011934BE5F32.png" manifest:media-type="image/png"/>
  <manifest:file-entry manifest:full-path="Pictures/10000201000002100000015C25DD75E4.png" manifest:media-type="image/png"/>
  <manifest:file-entry manifest:full-path="Pictures/100000000000020F0000012BD80CE2ED.png" manifest:media-type="image/png"/>
  <manifest:file-entry manifest:full-path="Pictures/10000000000001FE000001378A5FEAB2.png" manifest:media-type="image/png"/>
  <manifest:file-entry manifest:full-path="Pictures/1000000000000298000000EB96F6BB2E.png" manifest:media-type="image/png"/>
  <manifest:file-entry manifest:full-path="Pictures/100000000000013C0000010E262DE42C.png" manifest:media-type="image/png"/>
  <manifest:file-entry manifest:full-path="Pictures/10000000000002960000017275485242.png" manifest:media-type="image/png"/>
  <manifest:file-entry manifest:full-path="Pictures/100002010000021D0000018284E025C5.png" manifest:media-type="image/png"/>
  <manifest:file-entry manifest:full-path="Pictures/1000000000000308000001E33FA7B4E1.png" manifest:media-type="image/png"/>
  <manifest:file-entry manifest:full-path="Pictures/100000000000021900000164B958C65C.png" manifest:media-type="image/png"/>
  <manifest:file-entry manifest:full-path="Pictures/10000000000002100000015C908E32AB.png" manifest:media-type="image/png"/>
  <manifest:file-entry manifest:full-path="Pictures/10000201000000DC000000FF3CAFDFC2.png" manifest:media-type="image/png"/>
  <manifest:file-entry manifest:full-path="Pictures/100000000000031A00000056EA567110.png" manifest:media-type="image/png"/>
  <manifest:file-entry manifest:full-path="Pictures/1000000000000210000001187A603198.png" manifest:media-type="image/png"/>
  <manifest:file-entry manifest:full-path="Pictures/10000201000002100000015C102018A9.png" manifest:media-type="image/png"/>
  <manifest:file-entry manifest:full-path="Pictures/100000000000021E00000167EBB7F1E5.png" manifest:media-type="image/png"/>
  <manifest:file-entry manifest:full-path="Pictures/10000000000000D8000000E04E71ACF3.png" manifest:media-type="image/png"/>
  <manifest:file-entry manifest:full-path="Pictures/10000201000002100000011A35DCFDF6.png" manifest:media-type="image/png"/>
  <manifest:file-entry manifest:full-path="Pictures/100000000000026E0000018CA1F98F7D.png" manifest:media-type="image/png"/>
  <manifest:file-entry manifest:full-path="Pictures/10000000000002750000018452B247F0.png" manifest:media-type="image/png"/>
  <manifest:file-entry manifest:full-path="Pictures/100002010000035F0000004D8E7164E4.png" manifest:media-type="image/png"/>
  <manifest:file-entry manifest:full-path="Pictures/100002010000021000000103AA25C42C.png" manifest:media-type="image/png"/>
  <manifest:file-entry manifest:full-path="Pictures/100000000000020C000000F59129C9D5.png" manifest:media-type="image/png"/>
  <manifest:file-entry manifest:full-path="Pictures/10000201000000AB00000104AEE9D325.png" manifest:media-type="image/png"/>
  <manifest:file-entry manifest:full-path="Pictures/10000000000000BD0000010C17C8EB9F.png" manifest:media-type="image/png"/>
  <manifest:file-entry manifest:full-path="Pictures/100000000000022C0000003CC4ECAD3D.png" manifest:media-type="image/png"/>
  <manifest:file-entry manifest:full-path="Pictures/100002010000012900000108CAC3774D.png" manifest:media-type="image/png"/>
  <manifest:file-entry manifest:full-path="Pictures/10000201000001BB0000016F3874EE3F.png" manifest:media-type="image/png"/>
  <manifest:file-entry manifest:full-path="Pictures/10000201000002100000015CFA854180.png" manifest:media-type="image/png"/>
  <manifest:file-entry manifest:full-path="Pictures/10000201000000D80000009BF5F9FA3C.png" manifest:media-type="image/png"/>
  <manifest:file-entry manifest:full-path="Pictures/1000000000000210000000C094917483.png" manifest:media-type="image/png"/>
  <manifest:file-entry manifest:full-path="Pictures/10000000000000CD000000C8147056BE.png" manifest:media-type="image/png"/>
  <manifest:file-entry manifest:full-path="Pictures/10000201000002450000017FAFCD380D.png" manifest:media-type="image/png"/>
  <manifest:file-entry manifest:full-path="Pictures/1000000000000208000000FAF859F69B.png" manifest:media-type="image/png"/>
  <manifest:file-entry manifest:full-path="Pictures/10000201000001220000011C22E45325.png" manifest:media-type="image/png"/>
  <manifest:file-entry manifest:full-path="Pictures/1000000000000248000001261608EC10.png" manifest:media-type="image/png"/>
  <manifest:file-entry manifest:full-path="Pictures/10000000000001070000012A90659C1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cm" svg:stroke-color="#000000" draw:marker-start-width="0.245cm" draw:marker-end-width="0.245cm" draw:fill="solid" draw:fill-color="#ff0000" draw:textarea-horizontal-align="left" draw:auto-grow-height="true" draw:auto-grow-width="true" fo:min-height="0.403cm" fo:min-width="3.969cm" fo:padding-top="0.14cm" fo:padding-bottom="0.14cm" fo:padding-left="0.265cm" fo:padding-right="0.26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ff0000" draw:marker-start-width="0.2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9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1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5.576cm, 0cm, 0cm)" draw:image-opacity="100%" style:mirror="none"/>
    </style:style>
    <style:style style:name="gr14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6.682cm, 0cm, 0cm)" draw:image-opacity="100%" style:mirror="none"/>
    </style:style>
    <style:style style:name="gr15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3cm" svg:stroke-color="#000000" draw:marker-start-width="0.245cm" draw:marker-end-width="0.245cm" draw:fill="solid" draw:fill-color="#ff0000" draw:textarea-horizontal-align="left" draw:auto-grow-height="true" draw:auto-grow-width="true" fo:min-height="0.395cm" fo:min-width="4.168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5cm" svg:stroke-color="#ff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8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15.04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Microsoft Sans Serif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Microsoft Sans Seri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office:forms form:automatic-focus="false" form:apply-design-mode="false"/>
      </draw:page>
      <draw:page draw:name="page2" draw:style-name="dp1" draw:master-page-name="Predvolené">
        <office:forms form:automatic-focus="false" form:apply-design-mode="false"/>
      </draw:page>
      <draw:page draw:name="page3" draw:style-name="dp1" draw:master-page-name="Predvolené">
        <office:forms form:automatic-focus="false" form:apply-design-mode="false"/>
      </draw:page>
      <draw:page draw:name="page4" draw:style-name="dp1" draw:master-page-name="Predvolené">
        <office:forms form:automatic-focus="false" form:apply-design-mode="false"/>
        <draw:frame draw:style-name="gr1" draw:text-style-name="P1" draw:layer="layout" svg:width="6.958cm" svg:height="7.884cm" svg:x="1.426cm" svg:y="2.343cm">
          <draw:image xlink:href="Pictures/10000000000001070000012A90659C17.png" xlink:type="simple" xlink:show="embed" xlink:actuate="onLoad">
            <text:p/>
          </draw:image>
        </draw:frame>
        <draw:frame draw:style-name="gr1" draw:text-style-name="P1" draw:layer="layout" svg:width="5.714cm" svg:height="5.926cm" svg:x="1.426cm" svg:y="12.934cm">
          <draw:image xlink:href="Pictures/10000000000000D8000000E04E71ACF3.png" xlink:type="simple" xlink:show="embed" xlink:actuate="onLoad">
            <text:p/>
          </draw:image>
        </draw:frame>
        <draw:frame draw:style-name="gr2" draw:layer="layout" svg:width="3.427cm" svg:height="0.962cm" svg:x="1.426cm" svg:y="0.943cm">
          <draw:text-box>
            <text:p>Obrázok 1</text:p>
          </draw:text-box>
        </draw:frame>
      </draw:page>
      <draw:page draw:name="page5" draw:style-name="dp1" draw:master-page-name="Predvolené">
        <office:forms form:automatic-focus="false" form:apply-design-mode="false"/>
        <draw:frame draw:style-name="gr1" draw:text-style-name="P1" draw:layer="layout" svg:width="15.451cm" svg:height="7.778cm" svg:x="1.4cm" svg:y="2.537cm">
          <draw:image xlink:href="Pictures/1000000000000248000001261608EC10.png" xlink:type="simple" xlink:show="embed" xlink:actuate="onLoad">
            <text:p/>
          </draw:image>
        </draw:frame>
        <draw:frame draw:style-name="gr1" draw:text-style-name="P1" draw:layer="layout" svg:width="13.861cm" svg:height="6.48cm" svg:x="1.538cm" svg:y="10.819cm">
          <draw:image xlink:href="Pictures/100000000000020C000000F59129C9D5.png" xlink:type="simple" xlink:show="embed" xlink:actuate="onLoad">
            <text:p/>
          </draw:image>
        </draw:frame>
        <draw:frame draw:style-name="gr2" draw:layer="layout" svg:width="3.427cm" svg:height="0.962cm" svg:x="1.815cm" svg:y="0.981cm">
          <draw:text-box>
            <text:p>Obrázok 2</text:p>
          </draw:text-box>
        </draw:frame>
      </draw:page>
      <draw:page draw:name="page6" draw:style-name="dp1" draw:master-page-name="Predvolené">
        <office:forms form:automatic-focus="false" form:apply-design-mode="false"/>
        <draw:frame draw:style-name="gr1" draw:text-style-name="P1" draw:layer="layout" svg:width="13.757cm" svg:height="6.614cm" svg:x="1.288cm" svg:y="3.195cm">
          <draw:image xlink:href="Pictures/1000000000000208000000FAF859F69B.png" xlink:type="simple" xlink:show="embed" xlink:actuate="onLoad">
            <text:p/>
          </draw:image>
        </draw:frame>
        <draw:frame draw:style-name="gr1" draw:text-style-name="P1" draw:layer="layout" svg:width="13.97cm" svg:height="7.461cm" svg:x="1.181cm" svg:y="10.37cm">
          <draw:image xlink:href="Pictures/10000201000002100000011A35DCFDF6.png" xlink:type="simple" xlink:show="embed" xlink:actuate="onLoad">
            <text:p/>
          </draw:image>
        </draw:frame>
        <draw:frame draw:style-name="gr2" draw:layer="layout" svg:width="3.427cm" svg:height="0.962cm" svg:x="1.427cm" svg:y="0.943cm">
          <draw:text-box>
            <text:p>Obrázok 3</text:p>
          </draw:text-box>
        </draw:frame>
      </draw:page>
      <draw:page draw:name="page7" draw:style-name="dp1" draw:master-page-name="Predvolené">
        <office:forms form:automatic-focus="false" form:apply-design-mode="false"/>
        <draw:frame draw:style-name="gr1" draw:text-style-name="P1" draw:layer="layout" svg:width="16.641cm" svg:height="10.265cm" svg:x="2.527cm" svg:y="2.764cm">
          <draw:image xlink:href="Pictures/10000000000002750000018452B247F0.png" xlink:type="simple" xlink:show="embed" xlink:actuate="onLoad">
            <text:p/>
          </draw:image>
        </draw:frame>
        <draw:frame draw:style-name="gr1" draw:text-style-name="P1" draw:layer="layout" svg:width="8.36cm" svg:height="7.143cm" svg:x="2.018cm" svg:y="33.621cm">
          <draw:image xlink:href="Pictures/100000000000013C0000010E262DE42C.png" xlink:type="simple" xlink:show="embed" xlink:actuate="onLoad">
            <text:p/>
          </draw:image>
        </draw:frame>
        <draw:frame draw:style-name="gr1" draw:text-style-name="P1" draw:layer="layout" svg:width="5cm" svg:height="7.09cm" svg:x="12.643cm" svg:y="33.647cm">
          <draw:image xlink:href="Pictures/10000000000000BD0000010C17C8EB9F.png" xlink:type="simple" xlink:show="embed" xlink:actuate="onLoad">
            <text:p/>
          </draw:image>
        </draw:frame>
        <draw:frame draw:style-name="gr1" draw:text-style-name="P1" draw:layer="layout" svg:width="7.858cm" svg:height="6.984cm" svg:x="2.269cm" svg:y="43.392cm">
          <draw:image xlink:href="Pictures/100002010000012900000108CAC3774D.png" xlink:type="simple" xlink:show="embed" xlink:actuate="onLoad">
            <text:p/>
          </draw:image>
        </draw:frame>
        <draw:frame draw:style-name="gr1" draw:text-style-name="P1" draw:layer="layout" svg:width="4.524cm" svg:height="6.879cm" svg:x="12.881cm" svg:y="43.445cm">
          <draw:image xlink:href="Pictures/10000201000000AB00000104AEE9D325.png" xlink:type="simple" xlink:show="embed" xlink:actuate="onLoad">
            <text:p/>
          </draw:image>
        </draw:frame>
        <draw:g>
          <draw:frame draw:style-name="gr3" draw:text-style-name="P1" draw:layer="layout" svg:width="13.97cm" svg:height="9.207cm" svg:x="2.45cm" svg:y="13.424cm">
            <draw:image xlink:href="Pictures/10000000000002100000015C908E32AB.png" xlink:type="simple" xlink:show="embed" xlink:actuate="onLoad">
              <text:p/>
            </draw:image>
          </draw:frame>
          <draw:frame draw:style-name="gr4" draw:text-style-name="P2" xml:id="id1" draw:id="id1" draw:layer="layout" svg:width="4.499cm" svg:height="0.683cm" svg:x="3.021cm" svg:y="22.779cm">
            <draw:text-box>
              <text:p text:style-name="P1"><text:span text:style-name="T1">Vo Windows nedostupné</text:span></text:p>
            </draw:text-box>
          </draw:frame>
          <draw:custom-shape draw:style-name="gr5" draw:text-style-name="P1" xml:id="id2" draw:id="id2" draw:layer="layout" svg:width="6.065cm" svg:height="1.195cm" svg:x="3.021cm" svg:y="16.965cm">
            <text:p/>
            <draw:enhanced-geometry svg:viewBox="0 0 21600 21600" draw:path-stretchpoint-x="10800" draw:path-stretchpoint-y="10800" draw:text-areas="?f3 ?f4 ?f5 ?f6" draw:type="round-rectangle" draw:modifiers="2029.148375768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draw:line-skew="-0.363cm" svg:x1="3.021cm" svg:y1="23.12cm" svg:x2="3.021cm" svg:y2="17.562cm" draw:start-shape="id1" draw:start-glue-point="3" draw:end-shape="id2" draw:end-glue-point="3" svg:d="M3021 23120h-914v-5558h914" svg:viewBox="0 0 915 5559">
            <text:p/>
          </draw:connector>
        </draw:g>
        <draw:frame draw:style-name="gr2" draw:layer="layout" svg:width="3.427cm" svg:height="0.962cm" svg:x="1.427cm" svg:y="0.943cm">
          <draw:text-box>
            <text:p>Obrázok 4</text:p>
          </draw:text-box>
        </draw:frame>
        <draw:frame draw:style-name="gr2" draw:layer="layout" svg:width="3.427cm" svg:height="0.962cm" svg:x="1.427cm" svg:y="31.943cm">
          <draw:text-box>
            <text:p>Obrázok 5</text:p>
          </draw:text-box>
        </draw:frame>
      </draw:page>
      <draw:page draw:name="page8" draw:style-name="dp1" draw:master-page-name="Predvolené">
        <office:forms form:automatic-focus="false" form:apply-design-mode="false"/>
      </draw:page>
      <draw:page draw:name="page9" draw:style-name="dp1" draw:master-page-name="Predvolené">
        <office:forms form:automatic-focus="false" form:apply-design-mode="false"/>
        <draw:frame draw:style-name="gr1" draw:text-style-name="P1" draw:layer="layout" svg:width="16.456cm" svg:height="10.477cm" svg:x="0.761cm" svg:y="4.004cm">
          <draw:image xlink:href="Pictures/100000000000026E0000018CA1F98F7D.png" xlink:type="simple" xlink:show="embed" xlink:actuate="onLoad">
            <text:p/>
          </draw:image>
        </draw:frame>
        <draw:frame draw:style-name="gr1" draw:text-style-name="P1" draw:layer="layout" svg:width="17.567cm" svg:height="6.217cm" svg:x="0.761cm" svg:y="38.879cm">
          <draw:image xlink:href="Pictures/1000000000000298000000EB96F6BB2E.png" xlink:type="simple" xlink:show="embed" xlink:actuate="onLoad">
            <text:p/>
          </draw:image>
        </draw:frame>
        <draw:frame draw:style-name="gr1" draw:text-style-name="P1" draw:layer="layout" svg:width="13.97cm" svg:height="7.408cm" svg:x="0.761cm" svg:y="15.244cm">
          <draw:image xlink:href="Pictures/1000000000000210000001187A603198.png" xlink:type="simple" xlink:show="embed" xlink:actuate="onLoad">
            <text:p/>
          </draw:image>
        </draw:frame>
        <draw:frame draw:style-name="gr1" draw:text-style-name="P1" draw:layer="layout" svg:width="13.967cm" svg:height="5.078cm" svg:x="0.761cm" svg:y="46.006cm">
          <draw:image xlink:href="Pictures/1000000000000210000000C094917483.png" xlink:type="simple" xlink:show="embed" xlink:actuate="onLoad">
            <text:p/>
          </draw:image>
        </draw:frame>
        <draw:frame draw:style-name="gr2" draw:layer="layout" svg:width="3.427cm" svg:height="0.962cm" svg:x="1.428cm" svg:y="0.943cm">
          <draw:text-box>
            <text:p>Obrázok 6</text:p>
          </draw:text-box>
        </draw:frame>
        <draw:frame draw:style-name="gr2" draw:layer="layout" svg:width="3.427cm" svg:height="0.962cm" svg:x="1.428cm" svg:y="36.943cm">
          <draw:text-box>
            <text:p>Obrázok 7</text:p>
          </draw:text-box>
        </draw:frame>
      </draw:page>
      <draw:page draw:name="page10" draw:style-name="dp1" draw:master-page-name="Predvolené">
        <office:forms form:automatic-focus="false" form:apply-design-mode="false"/>
        <draw:frame draw:style-name="gr1" draw:text-style-name="P1" draw:layer="layout" svg:width="14.207cm" svg:height="9.418cm" svg:x="0.852cm" svg:y="1.952cm">
          <draw:image xlink:href="Pictures/100000000000021900000164B958C65C.png" xlink:type="simple" xlink:show="embed" xlink:actuate="onLoad">
            <text:p/>
          </draw:image>
        </draw:frame>
        <draw:frame draw:style-name="gr1" draw:text-style-name="P1" draw:layer="layout" svg:width="13.97cm" svg:height="9.207cm" svg:x="0.852cm" svg:y="11.887cm">
          <draw:image xlink:href="Pictures/10000201000002100000015C102018A9.png" xlink:type="simple" xlink:show="embed" xlink:actuate="onLoad">
            <text:p/>
          </draw:image>
        </draw:frame>
        <draw:frame draw:style-name="gr2" draw:layer="layout" svg:width="3.427cm" svg:height="0.962cm" svg:x="1.428cm" svg:y="0.943cm">
          <draw:text-box>
            <text:p>Obrázok 8</text:p>
          </draw:text-box>
        </draw:frame>
      </draw:page>
      <draw:page draw:name="page11" draw:style-name="dp1" draw:master-page-name="Predvolené">
        <office:forms form:automatic-focus="false" form:apply-design-mode="false"/>
        <draw:frame draw:style-name="gr1" draw:text-style-name="P1" draw:layer="layout" svg:width="15.373cm" svg:height="10.133cm" svg:x="1.258cm" svg:y="19.783cm">
          <draw:image xlink:href="Pictures/10000201000002450000017FAFCD380D.png" xlink:type="simple" xlink:show="embed" xlink:actuate="onLoad">
            <text:p/>
          </draw:image>
        </draw:frame>
        <draw:frame draw:style-name="gr1" draw:text-style-name="P1" draw:layer="layout" svg:width="27.371cm" svg:height="17.036cm" svg:x="1.258cm" svg:y="2.212cm">
          <draw:image xlink:href="Pictures/1000000000000308000001E33FA7B4E1.png" xlink:type="simple" xlink:show="embed" xlink:actuate="onLoad">
            <text:p/>
          </draw:image>
        </draw:frame>
        <draw:frame draw:style-name="gr2" draw:layer="layout" svg:width="3.427cm" svg:height="0.962cm" svg:x="1.428cm" svg:y="0.943cm">
          <draw:text-box>
            <text:p>Obrázok 9</text:p>
          </draw:text-box>
        </draw:frame>
      </draw:page>
      <draw:page draw:name="page12" draw:style-name="dp1" draw:master-page-name="Predvolené">
        <office:forms form:automatic-focus="false" form:apply-design-mode="false"/>
        <draw:frame draw:style-name="gr1" draw:text-style-name="P1" draw:layer="layout" svg:width="19.081cm" svg:height="13.614cm" svg:x="1.428cm" svg:y="3.141cm">
          <draw:image xlink:href="Pictures/100002010000021D0000018284E025C5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17.746cm">
          <draw:image xlink:href="Pictures/10000201000002100000015CE43C810C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0</text:p>
          </draw:text-box>
        </draw:frame>
      </draw:page>
      <draw:page draw:name="page13" draw:style-name="dp1" draw:master-page-name="Predvolené">
        <office:forms form:automatic-focus="false" form:apply-design-mode="false"/>
        <draw:frame draw:style-name="gr1" draw:text-style-name="P1" draw:layer="layout" svg:width="17.514cm" svg:height="9.789cm" svg:x="1.428cm" svg:y="2.735cm">
          <draw:image xlink:href="Pictures/10000000000002960000017275485242.png" xlink:type="simple" xlink:show="embed" xlink:actuate="onLoad">
            <text:p/>
          </draw:image>
        </draw:frame>
        <draw:frame draw:style-name="gr1" draw:text-style-name="P1" draw:layer="layout" svg:width="13.97cm" svg:height="6.852cm" svg:x="1.428cm" svg:y="13.294cm">
          <draw:image xlink:href="Pictures/100002010000021000000103AA25C42C.png" xlink:type="simple" xlink:show="embed" xlink:actuate="onLoad">
            <text:p/>
          </draw:image>
        </draw:frame>
        <draw:frame draw:style-name="gr8" draw:layer="layout" svg:width="3.732cm" svg:height="0.962cm" svg:x="1.428cm" svg:y="0.943cm">
          <draw:text-box>
            <text:p>Obrázok 11</text:p>
          </draw:text-box>
        </draw:frame>
      </draw:page>
      <draw:page draw:name="page14" draw:style-name="dp1" draw:master-page-name="Predvolené">
        <office:forms form:automatic-focus="false" form:apply-design-mode="false"/>
        <draw:frame draw:style-name="gr1" draw:text-style-name="P1" draw:layer="layout" svg:width="15.625cm" svg:height="12.944cm" svg:x="1.428cm" svg:y="2.731cm">
          <draw:image xlink:href="Pictures/10000201000001BB0000016F3874EE3F.png" xlink:type="simple" xlink:show="embed" xlink:actuate="onLoad">
            <text:p/>
          </draw:image>
        </draw:frame>
        <draw:frame draw:style-name="gr1" draw:text-style-name="P1" draw:layer="layout" svg:width="17.882cm" svg:height="9.381cm" svg:x="1.428cm" svg:y="33.303cm">
          <draw:image xlink:href="Pictures/10000201000001FB0000010ACDC83E46.png" xlink:type="simple" xlink:show="embed" xlink:actuate="onLoad">
            <text:p/>
          </draw:image>
        </draw:frame>
        <draw:frame draw:style-name="gr1" draw:text-style-name="P1" draw:layer="layout" svg:width="8.942cm" svg:height="7.963cm" svg:x="1.428cm" svg:y="17.462cm">
          <draw:image xlink:href="Pictures/10000000000001520000012DBB0CCEB3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2</text:p>
          </draw:text-box>
        </draw:frame>
        <draw:frame draw:style-name="gr7" draw:layer="layout" svg:width="3.779cm" svg:height="0.962cm" svg:x="1.428cm" svg:y="31.343cm">
          <draw:text-box>
            <text:p>Obrázok 13</text:p>
          </draw:text-box>
        </draw:frame>
        <draw:frame draw:style-name="gr9" draw:text-style-name="P1" draw:layer="layout" svg:width="15.69cm" svg:height="6.508cm" svg:x="1.428cm" svg:y="43.149cm">
          <draw:image xlink:href="Pictures/1000020100000251000000F61E24FAB0.png" xlink:type="simple" xlink:show="embed" xlink:actuate="onLoad">
            <text:p/>
          </draw:image>
        </draw:frame>
      </draw:page>
      <draw:page draw:name="page15" draw:style-name="dp1" draw:master-page-name="Predvolené">
        <office:forms form:automatic-focus="false" form:apply-design-mode="false"/>
        <draw:frame draw:style-name="gr1" draw:text-style-name="P1" draw:layer="layout" svg:width="14.611cm" svg:height="7.025cm" svg:x="1.428cm" svg:y="1.741cm">
          <draw:image xlink:href="Pictures/100000000000035F0000019F4AB5DFD2.png" xlink:type="simple" xlink:show="embed" xlink:actuate="onLoad">
            <text:p/>
          </draw:image>
        </draw:frame>
        <draw:frame draw:style-name="gr1" draw:text-style-name="P1" draw:layer="layout" svg:width="14.611cm" svg:height="1.302cm" svg:x="1.428cm" svg:y="27.1cm">
          <draw:image xlink:href="Pictures/100002010000035F0000004D8E7164E4.png" xlink:type="simple" xlink:show="embed" xlink:actuate="onLoad">
            <text:p/>
          </draw:image>
        </draw:frame>
        <draw:frame draw:style-name="gr1" draw:text-style-name="P1" draw:layer="layout" svg:width="21.007cm" svg:height="2.274cm" svg:x="1.428cm" svg:y="37.928cm">
          <draw:image xlink:href="Pictures/100000000000031A00000056EA567110.png" xlink:type="simple" xlink:show="embed" xlink:actuate="onLoad">
            <text:p/>
          </draw:image>
        </draw:frame>
        <draw:frame draw:style-name="gr1" draw:text-style-name="P1" draw:layer="layout" svg:width="16.8cm" svg:height="1.825cm" svg:x="1.428cm" svg:y="34.302cm">
          <draw:image xlink:href="Pictures/100000000000027B00000045DB38133A.png" xlink:type="simple" xlink:show="embed" xlink:actuate="onLoad">
            <text:p/>
          </draw:image>
        </draw:frame>
        <draw:frame draw:style-name="gr1" draw:text-style-name="P1" draw:layer="layout" svg:width="14.71cm" svg:height="1.587cm" svg:x="1.428cm" svg:y="29.63cm">
          <draw:image xlink:href="Pictures/100000000000022C0000003CC4ECAD3D.png" xlink:type="simple" xlink:show="embed" xlink:actuate="onLoad">
            <text:p/>
          </draw:image>
        </draw:frame>
        <draw:frame draw:style-name="gr10" draw:layer="layout" svg:width="1.383cm" svg:height="0.962cm" svg:x="1.428cm" svg:y="37.166cm">
          <draw:text-box>
            <text:p>1:1</text:p>
          </draw:text-box>
        </draw:frame>
        <draw:frame draw:style-name="gr11" draw:layer="layout" svg:width="1.768cm" svg:height="0.962cm" svg:x="1.428cm" svg:y="33.501cm">
          <draw:text-box>
            <text:p>80%</text:p>
          </draw:text-box>
        </draw:frame>
        <draw:frame draw:style-name="gr1" draw:text-style-name="P1" draw:layer="layout" svg:width="21.007cm" svg:height="2.274cm" svg:x="1.428cm" svg:y="37.928cm">
          <draw:image xlink:href="Pictures/100000000000031A00000056EA567110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4</text:p>
          </draw:text-box>
        </draw:frame>
        <draw:frame draw:style-name="gr7" draw:layer="layout" svg:width="3.779cm" svg:height="0.962cm" svg:x="1.428cm" svg:y="25.943cm">
          <draw:text-box>
            <text:p>Obrázok 15</text:p>
          </draw:text-box>
        </draw:frame>
        <draw:g>
          <draw:frame draw:style-name="gr12" draw:text-style-name="P1" draw:layer="layout" svg:width="8.863cm" svg:height="3.412cm" svg:x="1.428cm" svg:y="11.522cm">
            <draw:image xlink:href="Pictures/100002010000014F00000081B03208A5.png" xlink:type="simple" xlink:show="embed" xlink:actuate="onLoad">
              <text:p/>
            </draw:image>
          </draw:frame>
          <draw:frame draw:style-name="gr12" draw:text-style-name="P1" draw:layer="layout" svg:width="7.672cm" svg:height="7.514cm" svg:x="10.442cm" svg:y="9.471cm">
            <draw:image xlink:href="Pictures/10000201000001220000011C22E45325.png" xlink:type="simple" xlink:show="embed" xlink:actuate="onLoad">
              <text:p/>
            </draw:image>
          </draw:frame>
        </draw:g>
      </draw:page>
      <draw:page draw:name="page16" draw:style-name="dp1" draw:master-page-name="Predvolené">
        <office:forms form:automatic-focus="false" form:apply-design-mode="false"/>
        <draw:frame draw:style-name="gr1" draw:text-style-name="P1" draw:layer="layout" svg:width="13.493cm" svg:height="8.228cm" svg:x="1.428cm" svg:y="1.94cm">
          <draw:image xlink:href="Pictures/10000000000001FE000001378A5FEAB2.png" xlink:type="simple" xlink:show="embed" xlink:actuate="onLoad">
            <text:p/>
          </draw:image>
        </draw:frame>
        <draw:frame draw:style-name="gr1" draw:text-style-name="P1" draw:layer="layout" svg:width="14.287cm" svg:height="7.778cm" svg:x="1.428cm" svg:y="31.971cm">
          <draw:image xlink:href="Pictures/100000000000021C00000126EBEC86C1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10.414cm">
          <draw:image xlink:href="Pictures/10000201000002100000015C7444DE9D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40.772cm">
          <draw:image xlink:href="Pictures/10000201000002100000015CC5AEB524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6</text:p>
          </draw:text-box>
        </draw:frame>
        <draw:frame draw:style-name="gr7" draw:layer="layout" svg:width="3.779cm" svg:height="0.962cm" svg:x="1.428cm" svg:y="29.943cm">
          <draw:text-box>
            <text:p>Obrázok 17</text:p>
          </draw:text-box>
        </draw:frame>
      </draw:page>
      <draw:page draw:name="page17" draw:style-name="dp1" draw:master-page-name="Predvolené">
        <office:forms form:automatic-focus="false" form:apply-design-mode="false"/>
        <draw:frame draw:style-name="gr1" draw:text-style-name="P1" draw:layer="layout" svg:width="17.673cm" svg:height="11.667cm" svg:x="1.428cm" svg:y="4.399cm">
          <draw:image xlink:href="Pictures/100000000000029C000001B9C0035313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16.677cm">
          <draw:image xlink:href="Pictures/10000201000002100000015CFA854180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8</text:p>
          </draw:text-box>
        </draw:frame>
      </draw:page>
      <draw:page draw:name="page18" draw:style-name="dp1" draw:master-page-name="Predvolené">
        <office:forms form:automatic-focus="false" form:apply-design-mode="false"/>
        <draw:frame draw:style-name="gr1" draw:text-style-name="P1" draw:layer="layout" svg:width="12.99cm" svg:height="7.434cm" svg:x="1.428cm" svg:y="2.538cm">
          <draw:image xlink:href="Pictures/10000000000001EB0000011934BE5F32.png" xlink:type="simple" xlink:show="embed" xlink:actuate="onLoad">
            <text:p/>
          </draw:image>
        </draw:frame>
        <draw:frame draw:style-name="gr1" draw:text-style-name="P1" draw:layer="layout" svg:width="14.339cm" svg:height="9.498cm" svg:x="1.428cm" svg:y="28.27cm">
          <draw:image xlink:href="Pictures/100000000000021E00000167EBB7F1E5.png" xlink:type="simple" xlink:show="embed" xlink:actuate="onLoad">
            <text:p/>
          </draw:image>
        </draw:frame>
        <draw:frame draw:style-name="gr1" draw:text-style-name="P1" draw:layer="layout" svg:width="9.233cm" svg:height="5.74cm" svg:x="1.428cm" svg:y="11.985cm">
          <draw:image xlink:href="Pictures/100000000000015D000000D9750A06FC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38.179cm">
          <draw:image xlink:href="Pictures/10000201000002100000015C5CF5E370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19</text:p>
          </draw:text-box>
        </draw:frame>
        <draw:frame draw:style-name="gr7" draw:layer="layout" svg:width="3.779cm" svg:height="0.962cm" svg:x="1.428cm" svg:y="26.943cm">
          <draw:text-box>
            <text:p>Obrázok 20</text:p>
          </draw:text-box>
        </draw:frame>
      </draw:page>
      <draw:page draw:name="page19" draw:style-name="dp1" draw:master-page-name="Predvolené">
        <office:forms form:automatic-focus="false" form:apply-design-mode="false"/>
        <draw:frame draw:style-name="gr1" draw:text-style-name="P1" draw:layer="layout" svg:width="15.821cm" svg:height="11.588cm" svg:x="1.428cm" svg:y="2.365cm">
          <draw:image xlink:href="Pictures/1000000000000256000001B62E0A2B63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15.59cm">
          <draw:image xlink:href="Pictures/10000201000002100000015C25DD75E4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21</text:p>
          </draw:text-box>
        </draw:frame>
      </draw:page>
      <draw:page draw:name="page20" draw:style-name="dp1" draw:master-page-name="Predvolené">
        <office:forms form:automatic-focus="false" form:apply-design-mode="false"/>
      </draw:page>
      <draw:page draw:name="page21" draw:style-name="dp1" draw:master-page-name="Predvolené">
        <draw:frame draw:style-name="gr1" draw:text-style-name="P1" draw:layer="layout" svg:width="8.016cm" svg:height="9.603cm" svg:x="1.428cm" svg:y="2.312cm">
          <draw:image xlink:href="Pictures/100000000000012F0000016B0E3F4435.png" xlink:type="simple" xlink:show="embed" xlink:actuate="onLoad">
            <text:p/>
          </draw:image>
        </draw:frame>
        <draw:frame draw:style-name="gr1" draw:text-style-name="P1" draw:layer="layout" svg:width="5.82cm" svg:height="6.746cm" svg:x="1.428cm" svg:y="14.907cm">
          <draw:image xlink:href="Pictures/10000201000000DC000000FF3CAFDFC2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22</text:p>
          </draw:text-box>
        </draw:frame>
      </draw:page>
      <draw:page draw:name="page22" draw:style-name="dp1" draw:master-page-name="Predvolené">
        <draw:frame draw:style-name="gr1" draw:text-style-name="P1" draw:layer="layout" svg:width="18.834cm" svg:height="7.088cm" svg:x="1.428cm" svg:y="4.425cm">
          <draw:image xlink:href="Pictures/1000020100000216000000C9F7D4430E.png" xlink:type="simple" xlink:show="embed" xlink:actuate="onLoad">
            <text:p/>
          </draw:image>
        </draw:frame>
        <draw:frame draw:style-name="gr1" draw:text-style-name="P1" draw:layer="layout" svg:width="13.943cm" svg:height="7.91cm" svg:x="1.428cm" svg:y="22.047cm">
          <draw:image xlink:href="Pictures/100000000000020F0000012BD80CE2ED.png" xlink:type="simple" xlink:show="embed" xlink:actuate="onLoad">
            <text:p/>
          </draw:image>
        </draw:frame>
        <draw:frame draw:style-name="gr1" draw:text-style-name="P1" draw:layer="layout" svg:width="13.97cm" svg:height="5.132cm" svg:x="1.428cm" svg:y="12.016cm">
          <draw:image xlink:href="Pictures/1000020100000210000000C2DAF3A4FE.png" xlink:type="simple" xlink:show="embed" xlink:actuate="onLoad">
            <text:p/>
          </draw:image>
        </draw:frame>
        <draw:frame draw:style-name="gr1" draw:text-style-name="P1" draw:layer="layout" svg:width="13.97cm" svg:height="7.487cm" svg:x="1.428cm" svg:y="30.586cm">
          <draw:image xlink:href="Pictures/10000201000002100000011B50C91177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23</text:p>
          </draw:text-box>
        </draw:frame>
        <draw:frame draw:style-name="gr7" draw:layer="layout" svg:width="3.779cm" svg:height="0.962cm" svg:x="1.428cm" svg:y="20.943cm">
          <draw:text-box>
            <text:p>Obrázok 24</text:p>
          </draw:text-box>
        </draw:frame>
      </draw:page>
      <draw:page draw:name="page23" draw:style-name="dp1" draw:master-page-name="Predvolené"/>
      <draw:page draw:name="page24" draw:style-name="dp1" draw:master-page-name="Predvolené">
        <draw:frame draw:style-name="gr1" draw:text-style-name="P1" draw:layer="layout" svg:width="5.423cm" svg:height="5.291cm" svg:x="1.428cm" svg:y="4.127cm">
          <draw:image xlink:href="Pictures/10000000000000CD000000C841578EDA.png" xlink:type="simple" xlink:show="embed" xlink:actuate="onLoad">
            <text:p/>
          </draw:image>
        </draw:frame>
        <draw:frame draw:style-name="gr1" draw:text-style-name="P1" draw:layer="layout" svg:width="5.423cm" svg:height="5.291cm" svg:x="7.497cm" svg:y="4.127cm">
          <draw:image xlink:href="Pictures/10000000000000CD000000C8147056BE.png" xlink:type="simple" xlink:show="embed" xlink:actuate="onLoad">
            <text:p/>
          </draw:image>
        </draw:frame>
        <draw:frame draw:style-name="gr1" draw:text-style-name="P1" draw:layer="layout" svg:width="17.753cm" svg:height="11.535cm" svg:x="1.428cm" svg:y="21.22cm">
          <draw:image xlink:href="Pictures/100000000000029F000001B4C9A877AF.png" xlink:type="simple" xlink:show="embed" xlink:actuate="onLoad">
            <text:p/>
          </draw:image>
        </draw:frame>
        <draw:frame draw:style-name="gr1" draw:text-style-name="P1" draw:layer="layout" svg:width="5.714cm" svg:height="4.1cm" svg:x="1.428cm" svg:y="11.059cm">
          <draw:image xlink:href="Pictures/10000201000000D80000009BF5F9FA3C.png" xlink:type="simple" xlink:show="embed" xlink:actuate="onLoad">
            <text:p/>
          </draw:image>
        </draw:frame>
        <draw:frame draw:style-name="gr1" draw:text-style-name="P1" draw:layer="layout" svg:width="5.714cm" svg:height="4.1cm" svg:x="7.497cm" svg:y="11.059cm">
          <draw:image xlink:href="Pictures/10000201000000D80000009BC3F7B62C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35.217cm">
          <draw:image xlink:href="Pictures/10000201000002100000015C9421FD1F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25</text:p>
          </draw:text-box>
        </draw:frame>
        <draw:frame draw:style-name="gr7" draw:layer="layout" svg:width="3.779cm" svg:height="0.962cm" svg:x="1.428cm" svg:y="19.943cm">
          <draw:text-box>
            <text:p>Obrázok 26</text:p>
          </draw:text-box>
        </draw:frame>
      </draw:page>
      <draw:page draw:name="page25" draw:style-name="dp1" draw:master-page-name="Predvolené"/>
      <draw:page draw:name="page26" draw:style-name="dp1" draw:master-page-name="Predvolené">
        <draw:frame draw:style-name="gr1" draw:text-style-name="P1" draw:layer="layout" svg:width="17.7cm" svg:height="11.799cm" svg:x="1.428cm" svg:y="2.249cm">
          <draw:image xlink:href="Pictures/100000000000029D000001BEA4EFC275.png" xlink:type="simple" xlink:show="embed" xlink:actuate="onLoad">
            <text:p/>
          </draw:image>
        </draw:frame>
        <draw:frame draw:style-name="gr1" draw:text-style-name="P1" draw:layer="layout" svg:width="17.118cm" svg:height="6.111cm" svg:x="1.428cm" svg:y="34.25cm">
          <draw:image xlink:href="Pictures/1000000000000287000000E7B41090BF.png" xlink:type="simple" xlink:show="embed" xlink:actuate="onLoad">
            <text:p/>
          </draw:image>
        </draw:frame>
        <draw:frame draw:style-name="gr1" draw:text-style-name="P1" draw:layer="layout" svg:width="13.97cm" svg:height="9.207cm" svg:x="1.428cm" svg:y="14.986cm">
          <draw:image xlink:href="Pictures/10000201000002100000015C3D5E0FFF.png" xlink:type="simple" xlink:show="embed" xlink:actuate="onLoad">
            <text:p/>
          </draw:image>
        </draw:frame>
        <draw:frame draw:style-name="gr1" draw:text-style-name="P1" draw:layer="layout" svg:width="16.43cm" svg:height="5.582cm" svg:x="1.428cm" svg:y="41.32cm">
          <draw:image xlink:href="Pictures/100000000000026D000000D379FC24A4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27</text:p>
          </draw:text-box>
        </draw:frame>
        <draw:frame draw:style-name="gr7" draw:layer="layout" svg:width="3.779cm" svg:height="0.962cm" svg:x="1.428cm" svg:y="32.843cm">
          <draw:text-box>
            <text:p>Obrázok 28</text:p>
          </draw:text-box>
        </draw:frame>
      </draw:page>
      <draw:page draw:name="page27" draw:style-name="dp1" draw:master-page-name="Predvolené"/>
      <draw:page draw:name="page28" draw:style-name="dp1" draw:master-page-name="Predvolené">
        <draw:frame draw:style-name="gr1" draw:text-style-name="P1" draw:layer="layout" svg:width="37.036cm" svg:height="9.84cm" svg:x="1.234cm" svg:y="3.84cm">
          <draw:image xlink:href="Pictures/100002010000041A00000117C18CE9AD.png" xlink:type="simple" xlink:show="embed" xlink:actuate="onLoad">
            <text:p/>
          </draw:image>
        </draw:frame>
        <draw:frame draw:style-name="gr1" draw:text-style-name="P1" draw:layer="layout" svg:width="20.563cm" svg:height="11.11cm" svg:x="1.234cm" svg:y="34.813cm">
          <draw:image xlink:href="Pictures/10000000000002470000013B45F57BF7.png" xlink:type="simple" xlink:show="embed" xlink:actuate="onLoad">
            <text:p/>
          </draw:image>
        </draw:frame>
        <draw:frame draw:style-name="gr13" draw:text-style-name="P1" draw:layer="layout" svg:width="14.534cm" svg:height="5.344cm" svg:x="1.234cm" svg:y="14.51cm">
          <draw:image xlink:href="Pictures/10000201000002F8000000CAEDE7A4C7.png" xlink:type="simple" xlink:show="embed" xlink:actuate="onLoad">
            <text:p/>
          </draw:image>
        </draw:frame>
        <draw:frame draw:style-name="gr1" draw:text-style-name="P1" draw:layer="layout" svg:width="10.372cm" svg:height="6.217cm" svg:x="1.234cm" svg:y="47.838cm">
          <draw:image xlink:href="Pictures/1000020100000188000000EB3A1ACA9A.png" xlink:type="simple" xlink:show="embed" xlink:actuate="onLoad">
            <text:p/>
          </draw:image>
        </draw:frame>
        <draw:g>
          <draw:frame draw:style-name="gr14" draw:text-style-name="P1" draw:layer="layout" svg:width="12.845cm" svg:height="5.397cm" svg:x="1.403cm" svg:y="20.896cm">
            <draw:image xlink:href="Pictures/10000000000002E2000000CCA0B30381.png" xlink:type="simple" xlink:show="embed" xlink:actuate="onLoad">
              <text:p/>
            </draw:image>
          </draw:frame>
          <draw:custom-shape draw:style-name="gr15" draw:text-style-name="P1" xml:id="id4" draw:id="id4" draw:layer="layout" svg:width="1.587cm" svg:height="0.361cm" svg:x="2.369cm" svg:y="25.0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3" xml:id="id3" draw:id="id3" draw:layer="layout" svg:width="4.698cm" svg:height="0.675cm" svg:x="1.406cm" svg:y="26.701cm">
            <draw:text-box>
              <text:p><text:span text:style-name="T2">Vo Windows nedostupné</text:span></text:p>
            </draw:text-box>
          </draw:frame>
          <draw:connector draw:style-name="gr17" draw:text-style-name="P1" draw:layer="layout" draw:line-skew="0.343cm" svg:x1="1.406cm" svg:y1="27.038cm" svg:x2="2.369cm" svg:y2="25.209cm" draw:start-shape="id3" draw:start-glue-point="3" draw:end-shape="id4" draw:end-glue-point="3" svg:d="M1406 27038h-172v-1829h1135" svg:viewBox="0 0 1136 1830">
            <text:p/>
          </draw:connector>
          <draw:frame draw:style-name="gr18" draw:text-style-name="P1" draw:layer="layout" svg:width="4.487cm" svg:height="5.397cm" svg:x="12.444cm" svg:y="20.897cm">
            <draw:image xlink:href="Pictures/10000000000002E2000000CCA0B30381.png" xlink:type="simple" xlink:show="embed" xlink:actuate="onLoad">
              <text:p/>
            </draw:image>
          </draw:frame>
        </draw:g>
        <draw:frame draw:style-name="gr7" draw:layer="layout" svg:width="3.779cm" svg:height="0.962cm" svg:x="1.234cm" svg:y="0.943cm">
          <draw:text-box>
            <text:p>Obrázok 29</text:p>
          </draw:text-box>
        </draw:frame>
        <draw:frame draw:style-name="gr7" draw:layer="layout" svg:width="3.779cm" svg:height="0.962cm" svg:x="1.428cm" svg:y="33.443cm">
          <draw:text-box>
            <text:p>Obrázok 30</text:p>
          </draw:text-box>
        </draw:frame>
      </draw:page>
      <draw:page draw:name="page29" draw:style-name="dp1" draw:master-page-name="Predvolené">
        <draw:frame draw:style-name="gr1" draw:text-style-name="P1" draw:layer="layout" svg:width="20.557cm" svg:height="14.683cm" svg:x="1.131cm" svg:y="2.578cm">
          <draw:image xlink:href="Pictures/10000000000003090000022B2373943C.png" xlink:type="simple" xlink:show="embed" xlink:actuate="onLoad">
            <text:p/>
          </draw:image>
        </draw:frame>
        <draw:frame draw:style-name="gr1" draw:text-style-name="P1" draw:layer="layout" svg:width="14.023cm" svg:height="12.568cm" svg:x="1.34cm" svg:y="19.162cm">
          <draw:image xlink:href="Pictures/1000020100000212000001DB5D4EDC60.png" xlink:type="simple" xlink:show="embed" xlink:actuate="onLoad">
            <text:p/>
          </draw:image>
        </draw:frame>
        <draw:frame draw:style-name="gr7" draw:layer="layout" svg:width="3.779cm" svg:height="0.962cm" svg:x="1.428cm" svg:y="0.943cm">
          <draw:text-box>
            <text:p>Obrázok 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69cm" fo:margin-bottom="1.303cm" fo:margin-left="0.339cm" fo:margin-right="0.37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8T19:34:16.984000000</meta:creation-date>
    <dc:date>2014-09-01T17:56:33.531000000</dc:date>
    <meta:editing-duration>PT2H59M1S</meta:editing-duration>
    <meta:editing-cycles>38</meta:editing-cycles>
    <meta:generator>LibreOffice/4.3.1.2$Windows_x86 LibreOffice_project/958349dc3b25111dbca392fbc281a05559ef6848</meta:generator>
    <meta:document-statistic meta:object-count="114"/>
  </office:meta>
</office:document-meta>
</file>